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f9fc" officeooo:paragraph-rsid="0003f9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en explication code ChatGPT4</text:p>
      <text:p text:style-name="P1"/>
      <text:p text:style-name="P1"><text:a xlink:type="simple" xlink:href="https://chat.openai.com/share/fb390827-2934-4417-98ea-4b6125bac182" text:style-name="Internet_20_link" text:visited-style-name="Visited_20_Internet_20_Link">https://chat.openai.com/share/fb390827-2934-4417-98ea-4b6125bac182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4:40:08.843739889</meta:creation-date>
    <dc:date>2024-03-14T14:40:50.014574634</dc:date>
    <meta:editing-duration>PT41S</meta:editing-duration>
    <meta:editing-cycles>1</meta:editing-cycles>
    <meta:document-statistic meta:table-count="0" meta:image-count="0" meta:object-count="0" meta:page-count="1" meta:paragraph-count="2" meta:word-count="5" meta:character-count="96" meta:non-whitespace-character-count="93"/>
    <meta:generator>LibreOffice/7.3.7.2$Linux_X86_64 LibreOffice_project/30$Build-2</meta:generator>
  </office:meta>
</office:document-meta>
</file>